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5.591cm" style:use-optimal-column-width="false"/>
    </style:style>
    <style:style style:name="co2" style:family="table-column">
      <style:table-column-properties style:column-width="5.635cm" style:use-optimal-column-width="false"/>
    </style:style>
    <style:style style:name="ro1" style:family="table-row">
      <style:table-row-properties style:row-height="1.967cm" style:use-optimal-row-height="false"/>
    </style:style>
    <style:style style:name="ro2" style:family="table-row">
      <style:table-row-properties style:row-height="1.98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layer="layout" svg:width="27.998cm" svg:height="15.748cm" svg:x="0cm" svg:y="0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</text:p>
              </table:table-cell>
              <table:table-cell table:style-name="ce1" table:number-rows-spanned="3">
                <text:p text:style-name="P1">HTTP</text:p>
              </table:table-cell>
              <table:table-cell table:number-rows-spanned="3">
                <text:p>HTTPs, FTP, SFTP, Telnet, SSH, DNS(UDP)</text:p>
              </table:table-cell>
            </table:table-row>
            <table:table-row table:style-name="ro1" table:default-cell-style-name="bg-none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 table:style-name="ce1"/>
              <table:covered-table-cell/>
            </table:table-row>
            <table:table-row table:style-name="ro1" table:default-cell-style-name="bg-none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 table:style-name="ce1"/>
              <table:covered-table-cell/>
            </table:table-row>
            <table:table-row table:style-name="ro1" table:default-cell-style-name="bg-none">
              <table:table-cell>
                <text:p>Touch</text:p>
              </table:table-cell>
              <table:table-cell>
                <text:p>Transport</text:p>
              </table:table-cell>
              <table:table-cell>
                <text:p>L4</text:p>
              </table:table-cell>
              <table:table-cell>
                <text:p>TCP</text:p>
              </table:table-cell>
              <table:table-cell>
                <text:p>UDP, SCTP</text:p>
              </table:table-cell>
            </table:table-row>
            <table:table-row table:style-name="ro1" table:default-cell-style-name="bg-none">
              <table:table-cell>
                <text:p>Not</text:p>
              </table:table-cell>
              <table:table-cell>
                <text:p>Network</text:p>
              </table:table-cell>
              <table:table-cell>
                <text:p>L3</text:p>
              </table:table-cell>
              <table:table-cell>
                <text:p>IP</text:p>
              </table:table-cell>
              <table:table-cell>
                <text:p>IPv6, ARP</text:p>
              </table:table-cell>
            </table:table-row>
            <table:table-row table:style-name="ro1" table:default-cell-style-name="bg-none">
              <table:table-cell>
                <text:p>Do</text:p>
              </table:table-cell>
              <table:table-cell>
                <text:p>Data Link</text:p>
              </table:table-cell>
              <table:table-cell>
                <text:p>L2</text:p>
              </table:table-cell>
              <table:table-cell>
                <text:p>Ethernet</text:p>
              </table:table-cell>
              <table:table-cell>
                <text:p>Frame Relay</text:p>
              </table:table-cell>
            </table:table-row>
            <table:table-row table:style-name="ro2" table:default-cell-style-name="bg-none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맑은 고딕" fo:font-family="'맑은 고딕'" style:font-family-generic="roman" style:font-pitch="variable" fo:font-size="18pt" style:letter-kerning="true" style:font-name-asian="맑은 고딕1" style:font-family-asian="'맑은 고딕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2T11:06:57.475000000</meta:creation-date>
    <dc:date>2024-03-12T11:31:53.465000000</dc:date>
    <meta:editing-duration>PT24M54S</meta:editing-duration>
    <meta:editing-cycles>5</meta:editing-cycles>
    <meta:generator>LibreOffice/24.2.1.2$Windows_X86_64 LibreOffice_project/db4def46b0453cc22e2d0305797cf981b68ef5ac</meta:generator>
    <meta:document-statistic meta:object-count="24"/>
  </office:meta>
</office:document-meta>
</file>